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Luxi Mono" svg:font-family="'Luxi Mono'" style:font-pitch="fixed"/>
    <style:font-face style:name="Free Avant Garde" svg:font-family="'Free Avant Garde'" style:font-pitch="variable"/>
    <style:font-face style:name="Free Helvetian" svg:font-family="'Free Helvetian'" style:font-pitch="variable"/>
    <style:font-face style:name="Free Helvetian Condensed1" svg:font-family="'Free Helvetian Condensed'" style:font-pitch="variable"/>
    <style:font-face style:name="Free Helvetian Condensed" svg:font-family="'Free Helvetian Condensed'" style:font-adornments="Regular" style:font-pitch="variable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1" fo:font-size="28pt" style:font-size-asian="28pt" style:font-size-complex="28pt"/>
    </style:style>
    <style:style style:name="P2" style:family="paragraph" style:parent-style-name="Header">
      <style:paragraph-properties fo:text-align="center" style:justify-single-word="false"/>
      <style:text-properties style:font-name="Georgia1" fo:font-size="18pt" style:font-size-asian="18pt" style:font-size-complex="18pt"/>
    </style:style>
    <style:style style:name="P3" style:family="paragraph" style:parent-style-name="Header">
      <style:paragraph-properties fo:margin-top="1.6in" fo:margin-bottom="0in" fo:text-align="center" style:justify-single-word="false"/>
      <style:text-properties style:font-name="Georgia1" fo:font-size="18pt" fo:font-weight="normal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margin-left="0in" fo:margin-right="0in" fo:text-indent="0.2201in" style:auto-text-indent="false" fo:background-color="transparent" style:shadow="none">
        <style:background-image/>
      </style:paragraph-properties>
      <style:text-properties style:font-name="Georgia1"/>
    </style:style>
    <style:style style:name="P5" style:family="paragraph" style:parent-style-name="Text_20_body">
      <style:paragraph-properties fo:margin-left="0in" fo:margin-right="0in" fo:text-indent="0.2201in" style:auto-text-indent="false" fo:background-color="transparent" style:shadow="none">
        <style:background-image/>
      </style:paragraph-properties>
      <style:text-properties style:font-name="Georgia1" style:font-name-complex="Arial"/>
    </style:style>
    <style:style style:name="P6" style:family="paragraph" style:parent-style-name="Text_20_body">
      <style:paragraph-properties fo:margin-left="0in" fo:margin-right="0in" fo:text-indent="0.2201in" style:auto-text-indent="false" fo:break-before="page" fo:background-color="transparent" style:shadow="none">
        <style:background-image/>
      </style:paragraph-properties>
      <style:text-properties style:font-name="Georgia1" style:font-name-complex="Arial"/>
    </style:style>
    <style:style style:name="P7" style:family="paragraph" style:parent-style-name="Text_20_body">
      <style:text-properties style:font-name="Georgia1"/>
    </style:style>
    <style:style style:name="P8" style:family="paragraph" style:parent-style-name="Text_20_body">
      <style:text-properties style:font-name-complex="Arial"/>
    </style:style>
    <style:style style:name="P9" style:family="paragraph" style:parent-style-name="Text_20_body">
      <style:text-properties fo:color="#000000" style:font-name="Georgia1" fo:font-weight="normal" style:font-weight-asian="normal" style:font-weight-complex="normal"/>
    </style:style>
    <style:style style:name="P10" style:family="paragraph" style:parent-style-name="Text_20_body">
      <style:text-properties style:font-name="Free Helvetian"/>
    </style:style>
    <style:style style:name="P11" style:family="paragraph" style:parent-style-name="Text_20_body">
      <style:paragraph-properties fo:background-color="#c0c0c0">
        <style:background-image/>
      </style:paragraph-properties>
      <style:text-properties style:font-name="Free Helvetian"/>
    </style:style>
    <style:style style:name="P12" style:family="paragraph" style:parent-style-name="Text_20_body">
      <style:paragraph-properties fo:margin-left="0in" fo:margin-right="0in" fo:text-indent="0in" style:auto-text-indent="false" fo:background-color="#c0c0c0">
        <style:background-image/>
      </style:paragraph-properties>
    </style:style>
    <style:style style:name="P13" style:family="paragraph" style:parent-style-name="Heading_20_1">
      <style:text-properties style:font-name-complex="Arial"/>
    </style:style>
    <style:style style:name="P14" style:family="paragraph" style:parent-style-name="Heading_20_1">
      <style:paragraph-properties>
        <style:tab-stops>
          <style:tab-stop style:position="-0.2984in"/>
          <style:tab-stop style:position="2.572in"/>
        </style:tab-stops>
      </style:paragraph-properties>
    </style:style>
    <style:style style:name="P15" style:family="paragraph" style:parent-style-name="Heading_20_1">
      <style:paragraph-properties fo:break-before="page"/>
      <style:text-properties style:font-name="Georgia1"/>
    </style:style>
    <style:style style:name="P16" style:family="paragraph" style:parent-style-name="Heading_20_1">
      <style:paragraph-properties fo:break-before="page"/>
      <style:text-properties style:font-name-complex="Arial"/>
    </style:style>
    <style:style style:name="P17" style:family="paragraph" style:parent-style-name="files" style:list-style-name="L1"/>
    <style:style style:name="P18" style:family="paragraph" style:parent-style-name="files" style:list-style-name="L1">
      <style:paragraph-properties fo:margin-top="0in" fo:margin-bottom="0.0835in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er" style:master-page-name="First_20_Page">
      <style:paragraph-properties fo:margin-top="2.1799in" fo:margin-bottom="0in" fo:text-align="center" style:justify-single-word="false" style:page-number="auto"/>
      <style:text-properties style:font-name="Georgia1" fo:font-size="28pt" style:font-size-asian="28pt" style:font-size-complex="28pt"/>
    </style:style>
    <style:style style:name="P21" style:family="paragraph" style:parent-style-name="Text_20_body" style:list-style-name="L2">
      <style:text-properties style:font-name="Free Helvetian" style:font-name-complex="Arial"/>
    </style:style>
    <style:style style:name="T1" style:family="text">
      <style:text-properties style:font-name="Georgia1"/>
    </style:style>
    <style:style style:name="T2" style:family="text">
      <style:text-properties style:font-name="Georgia1" style:font-name-complex="Arial"/>
    </style:style>
    <style:style style:name="T3" style:family="text">
      <style:text-properties style:font-name="Georgia1" fo:language="en" fo:country="US" style:font-name-complex="Arial"/>
    </style:style>
    <style:style style:name="T4" style:family="text">
      <style:text-properties style:font-name="Free Avant Garde" fo:language="en" fo:country="US" style:font-name-complex="Arial"/>
    </style:style>
    <style:style style:name="T5" style:family="text">
      <style:text-properties style:font-name="Free Helvetian Condensed1" fo:language="en" fo:country="US" style:font-name-complex="Arial"/>
    </style:style>
    <style:style style:name="T6" style:family="text">
      <style:text-properties style:font-name="Free Helvetian Condensed1" style:font-name-complex="Arial"/>
    </style:style>
    <style:style style:name="T7" style:family="text">
      <style:text-properties style:font-name-complex="Arial"/>
    </style:style>
    <style:style style:name="T8" style:family="text">
      <style:text-properties fo:color="#804000"/>
    </style:style>
    <style:style style:name="T9" style:family="text">
      <style:text-properties fo:color="#804000" style:font-name="Free Helvetian"/>
    </style:style>
    <style:style style:name="T10" style:family="text">
      <style:text-properties fo:color="#008080" fo:font-weight="bold"/>
    </style:style>
    <style:style style:name="T11" style:family="text">
      <style:text-properties fo:color="#008080" style:font-name="Free Helvetian"/>
    </style:style>
    <style:style style:name="T12" style:family="text">
      <style:text-properties fo:color="#008080" style:font-name="Free Helvetian" fo:font-weight="bold"/>
    </style:style>
    <style:style style:name="T13" style:family="text">
      <style:text-properties fo:color="#008000"/>
    </style:style>
    <style:style style:name="T14" style:family="text">
      <style:text-properties fo:color="#008000" style:font-name="Free Helvetian"/>
    </style:style>
    <style:style style:name="T15" style:family="text">
      <style:text-properties fo:color="#8b0000"/>
    </style:style>
    <style:style style:name="T16" style:family="text">
      <style:text-properties fo:color="#8b0000" style:font-name="Free Helvetian"/>
    </style:style>
    <style:style style:name="T17" style:family="text">
      <style:text-properties fo:color="#c000c0" style:font-name="Free Helvetian"/>
    </style:style>
    <style:style style:name="T18" style:family="text">
      <style:text-properties style:font-name="Free Helvetian"/>
    </style:style>
    <style:style style:name="T19" style:family="text">
      <style:text-properties fo:language="en" fo:country="US" style:font-name-complex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Курсов проект</text:p>
      <text:p text:style-name="P1">по</text:p>
      <text:p text:style-name="P1">XML програмиране</text:p>
      <text:p text:style-name="P3">Изготвен от:</text:p>
      <text:p text:style-name="P2">Валентина Динкова</text:p>
      <text:p text:style-name="P2">сп.: Информационни системи</text:p>
      <text:p text:style-name="P2">ф.н.: 71112</text:p>
      <text:h text:style-name="P15" text:outline-level="1">Oписание:</text:h>
      <text:p text:style-name="P7"/>
      <text:p text:style-name="P4">Тема на курсовият проект е “Кино”. Целта на проекта е да се описват филми и актьори. </text:p>
      <text:p text:style-name="P4"/>
      <text:p text:style-name="P4">Състои се от :</text:p>
      <text:p text:style-name="P4"/>
      <text:list xml:id="list820808021" text:style-name="L1">
        <text:list-item>
          <text:p text:style-name="P17">movies.dtd - <text:span text:style-name="T2">описание на елементите в </text:span><text:span text:style-name="T3">xml</text:span><text:span text:style-name="T2"> файловете;</text:span></text:p>
        </text:list-item>
        <text:list-item>
          <text:p text:style-name="P17">movies_1.xml, movies_2.xml, …, movies_5.xml - <text:s/><text:span text:style-name="T2">5 валидни </text:span><text:span text:style-name="T3">xml </text:span><text:span text:style-name="T2">файла;</text:span></text:p>
        </text:list-item>
        <text:list-item>
          <text:p text:style-name="P18">movies_incorrect_1.xml, movies_incorrect_2.xml - <text:s/><text:span text:style-name="T2">2 невалидни</text:span><text:span text:style-name="T3"> xml </text:span><text:span text:style-name="T2">файла;</text:span></text:p>
        </text:list-item>
        <text:list-item>
          <text:p text:style-name="P18">movies_dom_5.xml - <text:s/><text:span text:style-name="T2">валиден </text:span><text:span text:style-name="T3">xml</text:span><text:span text:style-name="T2">, генериран чрез </text:span><text:span text:style-name="T3">JavaScript;</text:span></text:p>
        </text:list-item>
        <text:list-item>
          <text:p text:style-name="P18">movies.js - <text:span text:style-name="T1">J</text:span><text:span text:style-name="T3">avaScript </text:span><text:span text:style-name="T2">файл, който се използва за генерирането на </text:span><text:span text:style-name="T3">xml;</text:span></text:p>
        </text:list-item>
        <text:list-item>
          <text:p text:style-name="P17"><text:span text:style-name="T5">movies.html</text:span><text:span text:style-name="T4"> - </text:span><text:span text:style-name="T3">файл, чрез който се визуализира html страница, от която се извиква JavaScript файла;</text:span></text:p>
        </text:list-item>
        <text:list-item>
          <text:p text:style-name="P17">movies_1.xsl, …, movies_4.xsl - <text:span text:style-name="T2">4 </text:span><text:span text:style-name="T3">xsl </text:span><text:span text:style-name="T2">трансформации, които превръщат </text:span><text:span text:style-name="T3">xml </text:span><text:span text:style-name="T2">в </text:span><text:span text:style-name="T3">html;</text:span></text:p>
        </text:list-item>
        <text:list-item>
          <text:p text:style-name="P17">movies_1.html, ..., movies_4.html - <text:span text:style-name="T1"><text:s/></text:span><text:span text:style-name="T2">съответните </text:span><text:span text:style-name="T3">html </text:span><text:span text:style-name="T2">файлове, получени при трансформациите;</text:span></text:p>
        </text:list-item>
        <text:list-item>
          <text:p text:style-name="P17">movies_5.xsl, movies_6.xsl - <text:span text:style-name="T3">2</text:span><text:span text:style-name="T2"> </text:span><text:span text:style-name="T3">xsl </text:span><text:span text:style-name="T2">трансформации, които превръщат </text:span><text:span text:style-name="T3">xml </text:span><text:span text:style-name="T2">в </text:span><text:span text:style-name="T3">xml;</text:span></text:p>
        </text:list-item>
        <text:list-item>
          <text:p text:style-name="P17">movies_xml1.xml, movies_xml2.xml - <text:span text:style-name="T1"><text:s/></text:span><text:span text:style-name="T2">съответните </text:span><text:span text:style-name="T3">xml</text:span><text:span text:style-name="T2"> файлове, получени при трансформациите;</text:span></text:p>
        </text:list-item>
        <text:list-item>
          <text:p text:style-name="P17">movies_txt1.xsl, movies_txt2.xsl - <text:span text:style-name="T3">2 xsl </text:span><text:span text:style-name="T2">трансформации, които превръщат </text:span><text:span text:style-name="T3">xml </text:span><text:span text:style-name="T2">в текст;</text:span></text:p>
        </text:list-item>
        <text:list-item>
          <text:p text:style-name="P17">movies_txt1.txt, movies_txt2.txt - <text:s/><text:span text:style-name="T2">съответните </text:span><text:span text:style-name="T3">txt</text:span><text:span text:style-name="T2"> файлове, получени при трансформациите.</text:span></text:p>
        </text:list-item>
      </text:list>
      <text:h text:style-name="P16" text:outline-level="1">Структура на XML документите:</text:h>
      <text:p text:style-name="P8"/>
      <text:list xml:id="list463296473" text:style-name="L2">
        <text:list-item>
          <text:p text:style-name="P21">Body</text:p>
          <text:list>
            <text:list-item>
              <text:p text:style-name="P21">Movies</text:p>
              <text:list>
                <text:list-item>
                  <text:p text:style-name="P21">Movie (MovieId, Length, Color, Actors) </text:p>
                  <text:list>
                    <text:list-item>
                      <text:p text:style-name="P21">Title</text:p>
                    </text:list-item>
                    <text:list-item>
                      <text:p text:style-name="P21">Year</text:p>
                    </text:list-item>
                    <text:list-item>
                      <text:p text:style-name="P21">Genres</text:p>
                      <text:list>
                        <text:list-item>
                          <text:p text:style-name="P21">Genre </text:p>
                        </text:list-item>
                      </text:list>
                    </text:list-item>
                    <text:list-item>
                      <text:p text:style-name="P21">Keywords</text:p>
                      <text:list>
                        <text:list-item>
                          <text:p text:style-name="P21">Keyword</text:p>
                        </text:list-item>
                      </text:list>
                    </text:list-item>
                    <text:list-item>
                      <text:p text:style-name="P21">Tagline</text:p>
                    </text:list-item>
                    <text:list-item>
                      <text:p text:style-name="P21">Plot</text:p>
                    </text:list-item>
                    <text:list-item>
                      <text:p text:style-name="P21">Directors</text:p>
                      <text:list>
                        <text:list-item>
                          <text:p text:style-name="P21">Director</text:p>
                          <text:list>
                            <text:list-item>
                              <text:p text:style-name="P21">Name</text:p>
                            </text:list-item>
                          </text:list>
                        </text:list-item>
                        <text:list-item>
                          <text:p text:style-name="P21">Writers</text:p>
                          <text:list>
                            <text:list-item>
                              <text:p text:style-name="P21">Writer</text:p>
                              <text:list>
                                <text:list-item>
                                  <text:p text:style-name="P21">Nam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Characters</text:p>
                          <text:list>
                            <text:list-item>
                              <text:p text:style-name="P21">Character (Actor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Actors</text:p>
              <text:list>
                <text:list-item>
                  <text:p text:style-name="P21">Actor (ActorId)</text:p>
                  <text:list>
                    <text:list-item>
                      <text:p text:style-name="P21">Name</text:p>
                    </text:list-item>
                    <text:list-item>
                      <text:p text:style-name="P21">Biography</text:p>
                    </text:list-item>
                    <text:list-item>
                      <text:p text:style-name="P21">Awards</text:p>
                    </text:list-item>
                  </text:list>
                </text:list-item>
              </text:list>
            </text:list-item>
          </text:list>
        </text:list-item>
      </text:list>
      <text:p text:style-name="P6">Главният елемент на структурата е Body. Той обгръща цялата структура и съдържа два елемента – Movies и Actors.</text:p>
      <text:p text:style-name="P5">Movies съдържа информация за филмите и загражда отделните филми Movie. Всеки филм Movie има по 4 атрибута: MovieId – ID на филма, Length – продължителност на филма, Color – информация за това дали филма е цветен или не, като може да приема само 2 стойности: “yes” и “no”, Actors – ID на актьорите, които участват във филма. Всеки елемент Movie съдържа и поделементи – Title – заглавие на филма, Year – година, Picture – линк към снимка от филма, Genres – жанрове към моито принадлежи филма, Keywords – Ключови думи, Tagline - заключение, Plot - сюжет, Directors - режисьори, Writers – сценаристи, Characters – герои. Елементите Director и Writer имат поделемент Name - име на съответния човек. Елементът Character има стрибут Actor, който е ID на актьора, който изпълнява съответната роля.</text:p>
      <text:p text:style-name="P5">Actors съдържа информация за актьорите и загражда отделните актьори Actor. Всеки актьор Actor има по 1 атрибут ActorId, който представлява ID на съответния актьор. Actor има 3 поделемента: Name - име, Biography – кратка биография, Awards – отличия.</text:p>
      <text:h text:style-name="P13" text:outline-level="1">DTD – Document Type Definition</text:h>
      <text:p text:style-name="Text_20_body"><text:span text:style-name="T7">DTD файлът (</text:span><text:span text:style-name="T6">movies.dtd</text:span><text:span text:style-name="T7">) е описание на XML структурата на валидните XML файлове, които спазват неговата структура:</text:span></text:p>
      <text:p text:style-name="P11"><text:span text:style-name="T8">1 </text:span><text:span text:style-name="T10">&lt;!</text:span><text:span text:style-name="T8">ELEMENT</text:span> Body <text:span text:style-name="T13">(</text:span><text:span text:style-name="T15">Movies</text:span><text:span text:style-name="T10">,</text:span><text:span text:style-name="T15"> Actors</text:span><text:span text:style-name="T13">)</text:span><text:span text:style-name="T10">&gt;</text:span> </text:p>
      <text:p text:style-name="P11"><text:span text:style-name="T8">2 </text:span><text:span text:style-name="T10">&lt;!</text:span><text:span text:style-name="T8">ELEMENT</text:span> Movies <text:span text:style-name="T13">(</text:span><text:span text:style-name="T15">Movie</text:span><text:span text:style-name="T10">+</text:span><text:span text:style-name="T13">)</text:span><text:span text:style-name="T10">&gt;</text:span> </text:p>
      <text:p text:style-name="P11"><text:span text:style-name="T8">3 </text:span><text:span text:style-name="T10">&lt;!</text:span><text:span text:style-name="T8">ELEMENT</text:span> Movie <text:span text:style-name="T13">(</text:span><text:span text:style-name="T15">Title</text:span><text:span text:style-name="T10">,</text:span><text:span text:style-name="T15"> Year</text:span><text:span text:style-name="T10">,</text:span><text:span text:style-name="T15"> Picture</text:span><text:span text:style-name="T10">,</text:span><text:span text:style-name="T15"> Genres</text:span><text:span text:style-name="T10">,</text:span><text:span text:style-name="T15"> Keywords</text:span><text:span text:style-name="T10">,</text:span><text:span text:style-name="T15"> Tagline</text:span><text:span text:style-name="T10">,</text:span><text:span text:style-name="T15"> Plot</text:span><text:span text:style-name="T10">,</text:span><text:span text:style-name="T15"> Directors</text:span><text:span text:style-name="T10">,</text:span><text:span text:style-name="T15"> Writers</text:span><text:span text:style-name="T10">,</text:span><text:span text:style-name="T15"> Characters</text:span><text:span text:style-name="T13">)</text:span><text:span text:style-name="T10">&gt;</text:span> </text:p>
      <text:p text:style-name="P11"><text:span text:style-name="T8">4 <text:tab/><text:tab/></text:span><text:span text:style-name="T10">&lt;!</text:span><text:span text:style-name="T8">ATTLIST</text:span> Movie MovieId <text:span text:style-name="T13">ID</text:span> <text:span text:style-name="T13">#REQUIRED</text:span> </text:p>
      <text:p text:style-name="P11"><text:span text:style-name="T8">5 <text:tab/><text:tab/><text:tab/><text:tab/></text:span>Length <text:span text:style-name="T13">CDATA</text:span> <text:span text:style-name="T15">"0"</text:span> </text:p>
      <text:p text:style-name="P11"><text:span text:style-name="T8">6 <text:tab/><text:tab/><text:tab/><text:tab/></text:span>Color <text:span text:style-name="T13">(</text:span><text:span text:style-name="T15">yes</text:span><text:span text:style-name="T10">|</text:span><text:span text:style-name="T15">no</text:span><text:span text:style-name="T13">)</text:span> <text:span text:style-name="T13">#IMPLIED</text:span> </text:p>
      <text:p text:style-name="P11"><text:span text:style-name="T8">7 <text:tab/><text:tab/><text:tab/><text:tab/></text:span>Actors <text:span text:style-name="T13">IDREFS</text:span> <text:span text:style-name="T13">#REQUIRED</text:span><text:span text:style-name="T10">&gt;</text:span> </text:p>
      <text:p text:style-name="P11"><text:span text:style-name="T8">8 <text:s/></text:span><text:span text:style-name="T10">&lt;!</text:span><text:span text:style-name="T8">ELEMENT</text:span> Title <text:span text:style-name="T13">(</text:span><text:span text:style-name="T15">#PCDATA</text:span><text:span text:style-name="T13">)</text:span><text:span text:style-name="T10">&gt;</text:span> </text:p>
      <text:p text:style-name="P11"><text:span text:style-name="T8">9 <text:s/></text:span><text:span text:style-name="T10">&lt;!</text:span><text:span text:style-name="T8">ELEMENT</text:span> Year <text:span text:style-name="T13">(</text:span><text:span text:style-name="T15">#PCDATA</text:span><text:span text:style-name="T13">)</text:span><text:span text:style-name="T10">&gt;</text:span> </text:p>
      <text:p text:style-name="P11"><text:span text:style-name="T8">10 </text:span><text:span text:style-name="T10">&lt;!</text:span><text:span text:style-name="T8">ELEMENT</text:span> Picture <text:span text:style-name="T13">(</text:span><text:span text:style-name="T15">#PCDATA</text:span><text:span text:style-name="T13">)</text:span><text:span text:style-name="T10">&gt;</text:span> </text:p>
      <text:p text:style-name="P11"><text:span text:style-name="T8">11 </text:span><text:span text:style-name="T10">&lt;!</text:span><text:span text:style-name="T8">ELEMENT</text:span> Genres <text:span text:style-name="T13">(</text:span><text:span text:style-name="T15">Genre</text:span><text:span text:style-name="T10">+</text:span><text:span text:style-name="T13">)</text:span><text:span text:style-name="T10">&gt;</text:span> </text:p>
      <text:p text:style-name="P11"><text:span text:style-name="T8">12 </text:span><text:span text:style-name="T10">&lt;!</text:span><text:span text:style-name="T8">ELEMENT</text:span> Genre <text:span text:style-name="T13">(</text:span><text:span text:style-name="T15">#PCDATA</text:span><text:span text:style-name="T13">)</text:span><text:span text:style-name="T10">&gt;</text:span> </text:p>
      <text:p text:style-name="P11"><text:span text:style-name="T8">13 </text:span><text:span text:style-name="T10">&lt;!</text:span><text:span text:style-name="T8">ELEMENT</text:span> Tagline <text:span text:style-name="T13">(</text:span><text:span text:style-name="T15">#PCDATA</text:span><text:span text:style-name="T13">)</text:span><text:span text:style-name="T10">&gt;</text:span> </text:p>
      <text:p text:style-name="P11"><text:span text:style-name="T8">14 </text:span><text:span text:style-name="T10">&lt;!</text:span><text:span text:style-name="T8">ELEMENT</text:span> Plot <text:span text:style-name="T13">(</text:span><text:span text:style-name="T15">#PCDATA</text:span><text:span text:style-name="T13">)</text:span><text:span text:style-name="T10">&gt;</text:span> </text:p>
      <text:p text:style-name="P11"><text:span text:style-name="T8">15 </text:span><text:span text:style-name="T10">&lt;!</text:span><text:span text:style-name="T8">ELEMENT</text:span> Keywords <text:span text:style-name="T13">(</text:span><text:span text:style-name="T15">Keyword</text:span><text:span text:style-name="T10">+</text:span><text:span text:style-name="T13">)</text:span><text:span text:style-name="T10">&gt;</text:span> </text:p>
      <text:p text:style-name="P11"><text:span text:style-name="T8">16 </text:span><text:span text:style-name="T10">&lt;!</text:span><text:span text:style-name="T8">ELEMENT</text:span> Keyword <text:span text:style-name="T13">(</text:span><text:span text:style-name="T15">#PCDATA</text:span><text:span text:style-name="T13">)</text:span><text:span text:style-name="T10">&gt;</text:span> </text:p>
      <text:p text:style-name="P11"><text:soft-page-break/><text:span text:style-name="T8">17 </text:span><text:span text:style-name="T10">&lt;!</text:span><text:span text:style-name="T8">ELEMENT</text:span> Directors <text:span text:style-name="T13">(</text:span><text:span text:style-name="T15">Director</text:span><text:span text:style-name="T10">+</text:span><text:span text:style-name="T13">)</text:span><text:span text:style-name="T10">&gt;</text:span> </text:p>
      <text:p text:style-name="P11"><text:span text:style-name="T8">18 </text:span><text:span text:style-name="T10">&lt;!</text:span><text:span text:style-name="T8">ELEMENT</text:span> Writers <text:span text:style-name="T13">(</text:span><text:span text:style-name="T15">Writer</text:span><text:span text:style-name="T10">+</text:span><text:span text:style-name="T13">)</text:span><text:span text:style-name="T10">&gt;</text:span> </text:p>
      <text:p text:style-name="P11"><text:span text:style-name="T8">19 </text:span><text:span text:style-name="T10">&lt;!</text:span><text:span text:style-name="T8">ELEMENT</text:span> Director <text:span text:style-name="T13">(</text:span><text:span text:style-name="T15">Name</text:span><text:span text:style-name="T13">)</text:span><text:span text:style-name="T10">&gt;</text:span> </text:p>
      <text:p text:style-name="P11"><text:span text:style-name="T8">20 </text:span><text:span text:style-name="T10">&lt;!</text:span><text:span text:style-name="T8">ELEMENT</text:span> Writer <text:span text:style-name="T13">(</text:span><text:span text:style-name="T15">Name</text:span><text:span text:style-name="T13">)</text:span><text:span text:style-name="T10">&gt;</text:span> </text:p>
      <text:p text:style-name="P11"><text:span text:style-name="T8">21 </text:span><text:span text:style-name="T10">&lt;!</text:span><text:span text:style-name="T8">ELEMENT</text:span> Characters <text:span text:style-name="T13">(</text:span><text:span text:style-name="T15">Character</text:span><text:span text:style-name="T10">+</text:span><text:span text:style-name="T13">)</text:span><text:span text:style-name="T10">&gt;</text:span> </text:p>
      <text:p text:style-name="P11"><text:span text:style-name="T8">22 </text:span><text:span text:style-name="T10">&lt;!</text:span><text:span text:style-name="T8">ELEMENT</text:span> Character <text:span text:style-name="T13">(</text:span><text:span text:style-name="T15">#PCDATA</text:span><text:span text:style-name="T13">)</text:span><text:span text:style-name="T10">&gt;</text:span> </text:p>
      <text:p text:style-name="P11"><text:span text:style-name="T8">23 <text:tab/><text:tab/></text:span><text:span text:style-name="T10">&lt;!</text:span><text:span text:style-name="T8">ATTLIST</text:span> Character Actor <text:span text:style-name="T13">IDREF</text:span> <text:span text:style-name="T13">#REQUIRED</text:span><text:span text:style-name="T10">&gt;</text:span> </text:p>
      <text:p text:style-name="P11"><text:span text:style-name="T8">24 </text:span><text:span text:style-name="T10">&lt;!</text:span><text:span text:style-name="T8">ELEMENT</text:span> Actors <text:span text:style-name="T13">(</text:span><text:span text:style-name="T15">Actor</text:span><text:span text:style-name="T10">+</text:span><text:span text:style-name="T13">)</text:span><text:span text:style-name="T10">&gt;</text:span> </text:p>
      <text:p text:style-name="P11"><text:span text:style-name="T8">25 </text:span><text:span text:style-name="T10">&lt;!</text:span><text:span text:style-name="T8">ELEMENT</text:span> Actor <text:span text:style-name="T13">(</text:span><text:span text:style-name="T15">Name</text:span><text:span text:style-name="T10">,</text:span><text:span text:style-name="T15"> Biography</text:span><text:span text:style-name="T10">,</text:span><text:span text:style-name="T15"> Awards</text:span><text:span text:style-name="T13">)</text:span><text:span text:style-name="T10">&gt;</text:span> </text:p>
      <text:p text:style-name="P11"><text:span text:style-name="T8">26 <text:tab/><text:tab/></text:span><text:span text:style-name="T10">&lt;!</text:span><text:span text:style-name="T8">ATTLIST</text:span> Actor ActorId <text:span text:style-name="T13">ID</text:span> <text:span text:style-name="T13">#REQUIRED</text:span><text:span text:style-name="T10">&gt;</text:span> </text:p>
      <text:p text:style-name="P11"><text:span text:style-name="T8">27 </text:span><text:span text:style-name="T10">&lt;!</text:span><text:span text:style-name="T8">ELEMENT</text:span> Name <text:span text:style-name="T13">(</text:span><text:span text:style-name="T15">#PCDATA</text:span><text:span text:style-name="T13">)</text:span><text:span text:style-name="T10">&gt;</text:span> </text:p>
      <text:p text:style-name="P11"><text:span text:style-name="T8">28 </text:span><text:span text:style-name="T10">&lt;!</text:span><text:span text:style-name="T8">ELEMENT</text:span> Biography <text:span text:style-name="T13">(</text:span><text:span text:style-name="T15">#PCDATA</text:span><text:span text:style-name="T13">)</text:span><text:span text:style-name="T10">&gt;</text:span> </text:p>
      <text:p text:style-name="P11"><text:span text:style-name="T8">29 </text:span><text:span text:style-name="T10">&lt;!</text:span><text:span text:style-name="T8">ELEMENT</text:span> Awards <text:span text:style-name="T13">(</text:span><text:span text:style-name="T15">#PCDATA</text:span><text:span text:style-name="T13">)</text:span><text:span text:style-name="T10">&gt;</text:span></text:p>
      <text:p text:style-name="P7">Всеки елемент има следната структура: </text:p>
      <text:p text:style-name="P10"><text:span text:style-name="T10">&lt;!</text:span><text:span text:style-name="T8">ELEMENT</text:span> Name <text:span text:style-name="T13">(</text:span><text:span text:style-name="T15">Subelements / #PCDATA</text:span><text:span text:style-name="T13">)</text:span><text:span text:style-name="T10">&gt;</text:span></text:p>
      <text:p text:style-name="P9">Поделементите се изброяват, разделени със запетаи, а когато имаме само текст – означаваме с #PCDATA. Например, на третия ред от горният DTD документ се описва елемента Movie, а в скоби са изброени поделементите, които съдържа в посочения ред. Освен това, по-надолу е дефиниран и списък с атрибути за този елемент (4-7 ред). Атрибутите на Movie са MovieId – ID на филма, Length – Дължина на филма, Color (yes|no) – дали филмът е цветен или не и има ограничение за стойностите, Actors - ID на актьорите, които участват във филма. Елементите Character и Actor също имат списък с атрибути, като при Actor този списък съдържа ID на съответния актьот, a Character съдържа указател към ID на съответния актьор.</text:p>
      <text:h text:style-name="P14" text:outline-level="1">XSLT трансформация</text:h>
      <text:p text:style-name="P7"><text:span text:style-name="T7">Тази трансформация превръща </text:span><text:span text:style-name="T19">xml</text:span><text:span text:style-name="T7"> в </text:span><text:span text:style-name="T19">html:</text:span></text:p>
      <text:p text:style-name="P12"><text:span text:style-name="T9"><text:s/>1 </text:span><text:span text:style-name="T11">&lt;?</text:span><text:span text:style-name="T14">xml version </text:span><text:span text:style-name="T18">=</text:span><text:span text:style-name="T14"> </text:span><text:span text:style-name="T16">"1.0"</text:span><text:span text:style-name="T14"> encoding </text:span><text:span text:style-name="T18">=</text:span><text:span text:style-name="T14"> </text:span><text:span text:style-name="T16">"utf-8"</text:span><text:span text:style-name="T11">?&gt;</text:span><text:span text:style-name="T18"><text:line-break/></text:span><text:span text:style-name="T9"> 2 </text:span><text:span text:style-name="T12">&lt;</text:span><text:span text:style-name="T17">xsl</text:span><text:span text:style-name="T11">:</text:span><text:span text:style-name="T9">stylesheet</text:span><text:span text:style-name="T11"> </text:span><text:span text:style-name="T14">xmlns</text:span><text:span text:style-name="T11">:</text:span><text:span text:style-name="T14">xsl</text:span><text:span text:style-name="T11"> </text:span><text:span text:style-name="T18">=</text:span><text:span text:style-name="T11"> </text:span><text:span text:style-name="T16">"</text:span><text:a xlink:type="simple" xlink:href="http://www.w3.org/1999/XSL/Transform">http://www.w3.org/1999/XSL/Transform</text:a><text:span text:style-name="T16">"</text:span><text:span text:style-name="T11"> </text:span><text:span text:style-name="T14">version</text:span><text:span text:style-name="T11"> </text:span><text:span text:style-name="T18">=</text:span><text:span text:style-name="T11"> </text:span><text:span text:style-name="T16">"1.0"</text:span><text:span text:style-name="T12">&gt;</text:span><text:span text:style-name="T18"><text:line-break/></text:span><text:span text:style-name="T9"> 3 </text:span><text:span text:style-name="T18">  </text:span><text:span text:style-name="T12">&lt;</text:span><text:span text:style-name="T17">xsl</text:span><text:span text:style-name="T11">:</text:span><text:span text:style-name="T9">output</text:span><text:span text:style-name="T11"> </text:span><text:span text:style-name="T14">method</text:span><text:span text:style-name="T11"> </text:span><text:span text:style-name="T18">=</text:span><text:span text:style-name="T11"> </text:span><text:span text:style-name="T16">"html"</text:span><text:span text:style-name="T11"> </text:span><text:span text:style-name="T14">encoding</text:span><text:span text:style-name="T11"> </text:span><text:span text:style-name="T18">=</text:span><text:span text:style-name="T11"> </text:span><text:span text:style-name="T16">'utf-8'</text:span><text:span text:style-name="T11"> </text:span><text:span text:style-name="T14">indent</text:span><text:span text:style-name="T11"> </text:span><text:span text:style-name="T18">=</text:span><text:span text:style-name="T11"> </text:span><text:span text:style-name="T16">'yes'</text:span><text:span text:style-name="T11"> </text:span><text:span text:style-name="T12">/&gt;</text:span><text:span text:style-name="T18"><text:line-break/></text:span><text:span text:style-name="T9"> 4 </text:span><text:span text:style-name="T18"><text:line-break/></text:span><text:span text:style-name="T9"> 5 </text:span><text:span text:style-name="T18">  </text:span><text:span text:style-name="T12">&lt;</text:span><text:span text:style-name="T17">xsl</text:span><text:span text:style-name="T11">:</text:span><text:span text:style-name="T9">template</text:span><text:span text:style-name="T11"> </text:span><text:span text:style-name="T14">match</text:span><text:span text:style-name="T11"> </text:span><text:span text:style-name="T18">=</text:span><text:span text:style-name="T11"> </text:span><text:span text:style-name="T16">"/"</text:span><text:span text:style-name="T12">&gt;</text:span><text:span text:style-name="T18"><text:line-break/></text:span><text:span text:style-name="T9"> 6 </text:span><text:span text:style-name="T18">    </text:span><text:span text:style-name="T12">&lt;html&gt;</text:span><text:span text:style-name="T18"><text:line-break/></text:span><text:span text:style-name="T9"> 7 </text:span><text:span text:style-name="T18">      </text:span><text:span text:style-name="T12">&lt;head&gt;</text:span><text:span text:style-name="T18"><text:line-break/></text:span><text:span text:style-name="T9"> 8 </text:span><text:span text:style-name="T18">        </text:span><text:span text:style-name="T12">&lt;Title&gt;</text:span><text:span text:style-name="T18">Филми</text:span><text:span text:style-name="T12">&lt;/Title&gt;</text:span><text:span text:style-name="T18"><text:line-break/></text:span><text:span text:style-name="T9"> 9 </text:span><text:span text:style-name="T18">      </text:span><text:span text:style-name="T12">&lt;/head&gt;</text:span><text:span text:style-name="T18"><text:line-break/></text:span><text:soft-page-break/><text:span text:style-name="T9">10 </text:span><text:span text:style-name="T18"><text:line-break/></text:span><text:span text:style-name="T9">11 </text:span><text:span text:style-name="T18">      </text:span><text:span text:style-name="T12">&lt;body&gt;</text:span><text:span text:style-name="T18"><text:line-break/></text:span><text:span text:style-name="T9">12 </text:span><text:span text:style-name="T18"><text:line-break/></text:span><text:span text:style-name="T9">13 </text:span><text:span text:style-name="T18">        </text:span><text:span text:style-name="T12">&lt;h1&gt;</text:span><text:span text:style-name="T18">Филми</text:span><text:span text:style-name="T12">&lt;/h1&gt;</text:span><text:span text:style-name="T18"><text:line-break/></text:span><text:span text:style-name="T9">14 </text:span><text:span text:style-name="T18">        </text:span><text:span text:style-name="T12">&lt;ul</text:span><text:span text:style-name="T11"> </text:span><text:span text:style-name="T14">id</text:span><text:span text:style-name="T11"> </text:span><text:span text:style-name="T18">=</text:span><text:span text:style-name="T11"> </text:span><text:span text:style-name="T16">"Movies"</text:span><text:span text:style-name="T12">&gt;</text:span><text:span text:style-name="T18"><text:line-break/></text:span><text:span text:style-name="T9">15 </text:span><text:span text:style-name="T18">          </text:span><text:span text:style-name="T12">&lt;</text:span><text:span text:style-name="T17">xsl</text:span><text:span text:style-name="T11">:</text:span><text:span text:style-name="T9">apply-templates</text:span><text:span text:style-name="T11"> </text:span><text:span text:style-name="T14">select</text:span><text:span text:style-name="T18">=</text:span><text:span text:style-name="T16">"Body/Movies/Movie"</text:span><text:span text:style-name="T12">/&gt;</text:span><text:span text:style-name="T18"><text:line-break/></text:span><text:span text:style-name="T9">16 </text:span><text:span text:style-name="T18">        </text:span><text:span text:style-name="T12">&lt;/ul&gt;</text:span><text:span text:style-name="T18"><text:line-break/></text:span><text:span text:style-name="T9">17 </text:span><text:span text:style-name="T18"><text:line-break/></text:span><text:span text:style-name="T9">18 </text:span><text:span text:style-name="T18">      </text:span><text:span text:style-name="T12">&lt;/body&gt;</text:span><text:span text:style-name="T18"><text:line-break/></text:span><text:span text:style-name="T9">19 </text:span><text:span text:style-name="T18"><text:line-break/></text:span><text:span text:style-name="T9">20 </text:span><text:span text:style-name="T18">    </text:span><text:span text:style-name="T12">&lt;/html&gt;</text:span><text:span text:style-name="T18"><text:line-break/></text:span><text:span text:style-name="T9">21 </text:span><text:span text:style-name="T18">  </text:span><text:span text:style-name="T12">&lt;/</text:span><text:span text:style-name="T17">xsl</text:span><text:span text:style-name="T11">:</text:span><text:span text:style-name="T9">template</text:span><text:span text:style-name="T12">&gt;</text:span><text:span text:style-name="T18"><text:line-break/></text:span><text:span text:style-name="T9">22 </text:span><text:span text:style-name="T18"><text:line-break/></text:span><text:span text:style-name="T9">23 </text:span><text:span text:style-name="T18">  </text:span><text:span text:style-name="T12">&lt;</text:span><text:span text:style-name="T17">xsl</text:span><text:span text:style-name="T11">:</text:span><text:span text:style-name="T9">template</text:span><text:span text:style-name="T11"> </text:span><text:span text:style-name="T14">match</text:span><text:span text:style-name="T11"> </text:span><text:span text:style-name="T18">=</text:span><text:span text:style-name="T11"> </text:span><text:span text:style-name="T16">"Movie"</text:span><text:span text:style-name="T12">&gt;</text:span><text:span text:style-name="T18"><text:line-break/></text:span><text:span text:style-name="T9">24 </text:span><text:span text:style-name="T18">    </text:span><text:span text:style-name="T12">&lt;li&gt;</text:span><text:span text:style-name="T18"><text:line-break/></text:span><text:span text:style-name="T9">25 </text:span><text:span text:style-name="T18">      </text:span><text:span text:style-name="T12">&lt;h2&gt;</text:span><text:span text:style-name="T18"><text:line-break/></text:span><text:span text:style-name="T9">26 </text:span><text:span text:style-name="T18">       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Title"</text:span><text:span text:style-name="T12">/&gt;</text:span><text:span text:style-name="T18"> </text:span><text:span text:style-name="T12">&lt;br/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Year"</text:span><text:span text:style-name="T12">/&gt;</text:span><text:span text:style-name="T18"><text:line-break/></text:span><text:span text:style-name="T9">27 </text:span><text:span text:style-name="T18">      </text:span><text:span text:style-name="T12">&lt;/h2&gt;</text:span><text:span text:style-name="T18"><text:line-break/></text:span><text:span text:style-name="T9">28 </text:span><text:span text:style-name="T18">      </text:span><text:span text:style-name="T12">&lt;img</text:span><text:span text:style-name="T11"> </text:span><text:span text:style-name="T14">src</text:span><text:span text:style-name="T11"> </text:span><text:span text:style-name="T18">=</text:span><text:span text:style-name="T11"> </text:span><text:span text:style-name="T16">"{Picture}"</text:span><text:span text:style-name="T11"> </text:span><text:span text:style-name="T14">alt</text:span><text:span text:style-name="T11"> </text:span><text:span text:style-name="T18">=</text:span><text:span text:style-name="T11"> </text:span><text:span text:style-name="T16">"Picture-{Title}"</text:span><text:span text:style-name="T12">/&gt;&lt;br/&gt;</text:span><text:span text:style-name="T18"><text:line-break/></text:span><text:span text:style-name="T9">29 </text:span><text:span text:style-name="T18">      </text:span><text:span text:style-name="T12">&lt;ul&gt;</text:span><text:span text:style-name="T18"><text:line-break/></text:span><text:span text:style-name="T9">30 </text:span><text:span text:style-name="T18">        </text:span><text:span text:style-name="T12">&lt;li&gt;&lt;strong&gt;</text:span><text:span text:style-name="T18">Жанр: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Genres"</text:span><text:span text:style-name="T12">/&gt;&lt;/li&gt;</text:span><text:span text:style-name="T18"><text:line-break/></text:span><text:span text:style-name="T9">31 </text:span><text:span text:style-name="T18">        </text:span><text:span text:style-name="T12">&lt;li&gt;&lt;strong&gt;</text:span><text:span text:style-name="T18">На кратко: 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Tagline"</text:span><text:span text:style-name="T12">/&gt;&lt;/li&gt;</text:span><text:span text:style-name="T18"><text:line-break/></text:span><text:span text:style-name="T9">32 </text:span><text:span text:style-name="T18">        </text:span><text:span text:style-name="T12">&lt;li&gt;&lt;strong&gt;</text:span><text:span text:style-name="T18">Сюжет: 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Plot"</text:span><text:span text:style-name="T12">/&gt;&lt;/li&gt;</text:span><text:span text:style-name="T18"><text:line-break/></text:span><text:span text:style-name="T9">33 </text:span><text:span text:style-name="T18">        </text:span><text:span text:style-name="T12">&lt;li&gt;&lt;strong&gt;</text:span><text:span text:style-name="T18">Режисьор: 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Directors"</text:span><text:span text:style-name="T12">/&gt;&lt;/li&gt;</text:span><text:span text:style-name="T18"><text:line-break/></text:span><text:span text:style-name="T9">34 </text:span><text:span text:style-name="T18">        </text:span><text:span text:style-name="T12">&lt;li&gt;&lt;strong&gt;</text:span><text:span text:style-name="T18">Сценаристи: 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Writers"</text:span><text:span text:style-name="T12">/&gt;&lt;/li&gt;</text:span><text:span text:style-name="T18"><text:line-break/></text:span><text:span text:style-name="T9">35 </text:span><text:span text:style-name="T18">        </text:span><text:span text:style-name="T12">&lt;li&gt;&lt;strong&gt;</text:span><text:span text:style-name="T18">Актьори:</text:span><text:span text:style-name="T12">&lt;/strong&gt;</text:span><text:span text:style-name="T18"> <text:line-break/></text:span><text:span text:style-name="T9">36 </text:span><text:span text:style-name="T18">          </text:span><text:span text:style-name="T12">&lt;ul&gt;</text:span><text:span text:style-name="T18"> <text:line-break/></text:span><text:span text:style-name="T9">37 </text:span><text:span text:style-name="T18">            </text:span><text:span text:style-name="T12">&lt;</text:span><text:span text:style-name="T17">xsl</text:span><text:span text:style-name="T11">:</text:span><text:span text:style-name="T9">for-each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id(@Actors)"</text:span><text:span text:style-name="T12">&gt;</text:span><text:span text:style-name="T18"><text:line-break/></text:span><text:span text:style-name="T9">38 </text:span><text:span text:style-name="T18">              </text:span><text:span text:style-name="T12">&lt;li&gt;&lt;strong&gt;</text:span><text:span text:style-name="T18">Име: 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Name"</text:span><text:span text:style-name="T12">/&gt;&lt;/strong&gt;&lt;/li&gt;</text:span><text:span text:style-name="T18"><text:line-break/></text:span><text:span text:style-name="T9">39 </text:span><text:span text:style-name="T18">              </text:span><text:span text:style-name="T12">&lt;li&gt;&lt;strong&gt;</text:span><text:span text:style-name="T18">Биография: 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Biography"</text:span><text:span text:style-name="T12">/&gt;&lt;/li&gt;</text:span><text:span text:style-name="T18"><text:line-break/></text:span><text:span text:style-name="T9">40 </text:span><text:span text:style-name="T18">              </text:span><text:span text:style-name="T12">&lt;li&gt;&lt;strong&gt;</text:span><text:span text:style-name="T18">Отличия:</text:span><text:span text:style-name="T12">&lt;/strong&gt;</text:span><text:span text:style-name="T18"> </text:span><text:span text:style-name="T12">&lt;</text:span><text:span text:style-name="T17">xsl</text:span><text:span text:style-name="T11">:</text:span><text:span text:style-name="T9">value-of</text:span><text:span text:style-name="T11"> </text:span><text:span text:style-name="T14">select</text:span><text:span text:style-name="T11"> </text:span><text:span text:style-name="T18">=</text:span><text:span text:style-name="T11"> </text:span><text:span text:style-name="T16">"Awards"</text:span><text:span text:style-name="T12">/&gt;&lt;/li&gt;</text:span><text:span text:style-name="T18"><text:line-break/></text:span><text:span text:style-name="T9">41 </text:span><text:span text:style-name="T18">            </text:span><text:span text:style-name="T12">&lt;/</text:span><text:span text:style-name="T17">xsl</text:span><text:span text:style-name="T11">:</text:span><text:span text:style-name="T9">for-each</text:span><text:span text:style-name="T12">&gt;</text:span><text:span text:style-name="T18"><text:line-break/></text:span><text:span text:style-name="T9">42 </text:span><text:span text:style-name="T18">          </text:span><text:span text:style-name="T12">&lt;/ul&gt;</text:span><text:span text:style-name="T18"><text:line-break/></text:span><text:span text:style-name="T9">43 </text:span><text:span text:style-name="T18">        </text:span><text:span text:style-name="T12">&lt;/li&gt;</text:span><text:span text:style-name="T18"><text:line-break/></text:span><text:span text:style-name="T9">44 </text:span><text:span text:style-name="T18">      </text:span><text:span text:style-name="T12">&lt;/ul&gt;</text:span><text:span text:style-name="T18">  <text:line-break/></text:span><text:span text:style-name="T9">45 </text:span><text:span text:style-name="T18">    </text:span><text:span text:style-name="T12">&lt;/li&gt;</text:span><text:span text:style-name="T18"><text:line-break/></text:span><text:span text:style-name="T9">46 </text:span><text:span text:style-name="T18">  </text:span><text:span text:style-name="T12">&lt;/</text:span><text:span text:style-name="T17">xsl</text:span><text:span text:style-name="T11">:</text:span><text:span text:style-name="T9">template</text:span><text:span text:style-name="T12">&gt;</text:span><text:span text:style-name="T18"><text:line-break/></text:span><text:span text:style-name="T9">47 </text:span><text:span text:style-name="T12">&lt;/</text:span><text:span text:style-name="T17">xsl</text:span><text:span text:style-name="T11">:</text:span><text:span text:style-name="T9">stylesheet</text:span><text:span text:style-name="T12">&gt;</text:span></text:p>
      <text:p text:style-name="P9">Чрез тази трансформация се извеждат в списък заглавията на филмите, съответните години и изображения, а като техен подсписък се извеждатжанра, сюжета, режисьора, сценариста и актьорите. Актьорите от своя страна имат подсписък, който включва име, биография и отлич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Luxi Mono" svg:font-family="'Luxi Mono'" style:font-pitch="fixed"/>
    <style:font-face style:name="Free Avant Garde" svg:font-family="'Free Avant Garde'" style:font-pitch="variable"/>
    <style:font-face style:name="Free Helvetian" svg:font-family="'Free Helvetian'" style:font-pitch="variable"/>
    <style:font-face style:name="Free Helvetian Condensed1" svg:font-family="'Free Helvetian Condensed'" style:font-pitch="variable"/>
    <style:font-face style:name="Free Helvetian Condensed" svg:font-family="'Free Helvetian Condensed'" style:font-adornments="Regular" style:font-pitch="variable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orgia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.2201in" style:auto-text-indent="false"/>
      <style:text-properties style:font-name="Georgia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ontPage" style:family="paragraph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List_20_3_20_End" style:display-name="List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fo:text-indent="0in" style:auto-text-indent="false"/>
    </style:style>
    <style:style style:name="List_20_4_20_End" style:display-name="List 4 End" style:family="paragraph" style:parent-style-name="List" style:class="list">
      <style:paragraph-properties fo:margin-left="1in" fo:margin-right="0in" fo:margin-top="0in" fo:margin-bottom="0.1665in" fo:text-indent="-0.25in" style:auto-text-indent="false"/>
    </style:style>
    <style:style style:name="List_20_4_20_Start" style:display-name="List 4 Start" style:family="paragraph" style:parent-style-name="List" style:class="list">
      <style:paragraph-properties fo:margin-left="1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3_20_Start" style:display-name="Numbering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fo:text-indent="0in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les" style:family="paragraph" style:parent-style-name="Text_20_body" style:class="text">
      <style:text-properties style:font-name="Free Helvetian Condensed" fo:font-weight="normal"/>
    </style:style>
    <style:style style:name="Numbering_20_Symbols" style:display-name="Numbering Symbols" style:family="text"/>
    <style:style style:name="Caption_20_characters" style:display-name="Caption characters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1T20:21:31</meta:creation-date>
    <dc:date>2010-01-13T01:33:34</dc:date>
    <meta:editing-duration>PT07H19M08S</meta:editing-duration>
    <meta:editing-cycles>42</meta:editing-cycles>
    <meta:generator>OpenOffice.org/3.1$Linux OpenOffice.org_project/310m19$Build-9420</meta:generator>
    <meta:document-statistic meta:table-count="0" meta:image-count="0" meta:object-count="0" meta:page-count="6" meta:paragraph-count="89" meta:word-count="919" meta:character-count="6539"/>
  </office:meta>
</office:document-meta>
</file>